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0.1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tkokehitys</text:p>
          </draw:text-box>
        </draw:frame>
        <draw:frame presentation:style-name="pr2" draw:text-style-name="P2" draw:layer="layout" svg:width="25.199cm" svg:height="10.129cm" svg:x="1.471cm" svg:y="3.841cm" presentation:class="subtitle" presentation:user-transformed="true">
          <draw:text-box>
            <text:p>Pelaajamäärän valinta</text:p>
            <text:p>Spagettikoodi olioiksi</text:p>
            <text:p>Search-funktio automaattiseksi ja hire globaaliksi</text:p>
            <text:p>GUI, kartta</text:p>
            <text:p>Lisää interaktioita (eventit, work)</text:p>
            <text:p>Resurssien balansointi</text:p>
            <text:p>Paremmat diat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20:10:11.966948631</meta:creation-date>
    <dc:date>2023-10-09T20:16:48.118476400</dc:date>
    <meta:editing-duration>PT6M</meta:editing-duration>
    <meta:editing-cycles>2</meta:editing-cycles>
    <meta:generator>LibreOffice/7.3.7.2$Linux_X86_64 LibreOffice_project/30$Build-2</meta:generator>
    <meta:document-statistic meta:object-count="25"/>
  </office:meta>
</office:document-meta>
</file>